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93936c"/>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svg:stroke-width="0.01cm" svg:stroke-color="#494936" draw:fill="none" draw:fill-color="#ffffff" fo:padding-top="-0.045cm" fo:padding-bottom="-0.045cm" fo:padding-left="-0.045cm" fo:padding-right="-0.045cm"/>
    </style:style>
    <style:style style:name="gr4" style:family="graphic" style:parent-style-name="standard">
      <style:graphic-properties svg:stroke-width="0.01cm" svg:stroke-color="#000000" draw:fill="none" draw:fill-color="#ffffff" fo:padding-top="-0.045cm" fo:padding-bottom="-0.045cm" fo:padding-left="-0.045cm" fo:padding-right="-0.045cm"/>
    </style:style>
    <style:style style:name="gr5" style:family="graphic" style:parent-style-name="standard">
      <style:graphic-properties draw:stroke="none" svg:stroke-width="0.001cm" draw:fill-color="#a5a585"/>
    </style:style>
    <style:style style:name="gr6" style:family="graphic" style:parent-style-name="standard">
      <style:graphic-properties svg:stroke-width="0.001cm" svg:stroke-color="#000000" draw:fill="none" draw:fill-color="#ffffff" fo:padding-top="-0.049cm" fo:padding-bottom="-0.049cm" fo:padding-left="-0.049cm" fo:padding-right="-0.049cm"/>
    </style:style>
    <style:style style:name="gr7" style:family="graphic" style:parent-style-name="standard">
      <style:graphic-properties draw:stroke="none" svg:stroke-width="0.001cm" draw:fill-color="#c9c9b6"/>
    </style:style>
    <style:style style:name="gr8" style:family="graphic" style:parent-style-name="standard">
      <style:graphic-properties svg:stroke-width="0.039cm" svg:stroke-color="#93936c" draw:fill="none" draw:fill-color="#ffffff" fo:padding-top="-0.03cm" fo:padding-bottom="-0.03cm" fo:padding-left="-0.03cm" fo:padding-right="-0.03cm"/>
    </style:style>
    <style:style style:name="gr9" style:family="graphic" style:parent-style-name="standard">
      <style:graphic-properties draw:stroke="none" svg:stroke-width="0.001cm" draw:fill-color="#b7b79d"/>
    </style:style>
    <style:style style:name="gr10" style:family="graphic" style:parent-style-name="standard">
      <style:graphic-properties svg:stroke-width="0.001cm" svg:stroke-color="#626248" draw:fill="none" draw:fill-color="#ffffff" fo:padding-top="-0.049cm" fo:padding-bottom="-0.049cm" fo:padding-left="-0.049cm" fo:padding-right="-0.049cm"/>
    </style:style>
  </office:automatic-styles>
  <office:body>
    <office:drawing>
      <draw:page draw:name="page1" draw:style-name="dp1" draw:master-page-name="Default">
        <draw:g>
          <draw:glue-point draw:id="4" svg:x="-0.039cm" svg:y="-5cm"/>
          <draw:glue-point draw:id="5" svg:x="-0.677cm" svg:y="5cm"/>
          <draw:glue-point draw:id="6" svg:x="0.726cm" svg:y="5cm"/>
          <draw:glue-point draw:id="7" svg:x="0.026cm" svg:y="5cm"/>
          <draw:glue-point draw:id="8" svg:x="-5cm" svg:y="-1.242cm"/>
          <draw:glue-point draw:id="9" svg:x="-5cm" svg:y="0.145cm"/>
          <draw:glue-point draw:id="10" svg:x="5cm" svg:y="-1.152cm"/>
          <draw:glue-point draw:id="11" svg:x="5cm" svg:y="-0.005cm"/>
          <draw:glue-point draw:id="12" svg:x="0.005cm" svg:y="0.968cm"/>
          <draw:polygon draw:style-name="gr1" draw:layer="layout" svg:width="0.519cm" svg:height="0.172cm" svg:x="1.268cm" svg:y="1.828cm" svg:viewBox="0 0 520 173" draw:points="520,86 519,81 518,77 516,73 514,68 511,65 507,60 503,55 499,52 493,48 487,44 480,40 473,36 465,33 457,30 447,26 439,23 429,20 419,18 407,15 397,12 386,10 374,8 362,7 350,5 337,4 325,2 312,2 299,0 285,0 272,0 259,0 246,0 233,0 220,0 206,2 194,2 181,4 169,5 156,7 145,8 133,10 122,12 111,15 100,18 90,20 80,23 70,26 62,30 54,33 46,36 39,40 32,44 26,48 20,52 15,55 11,60 7,65 5,68 2,73 0,77 0,81 0,86 0,90 0,95 2,99 5,103 7,107 11,112 15,116 20,120 26,124 32,128 39,131 46,136 54,138 62,142 70,146 80,148 90,151 100,154 111,156 122,159 133,161 145,163 156,165 169,167 181,168 194,170 206,170 220,171 233,172 246,173 259,173 272,173 285,172 299,171 312,170 325,170 337,168 350,167 362,165 374,163 386,161 397,159 407,156 419,154 429,151 439,148 447,146 457,142 465,138 473,136 480,131 487,128 493,124 499,120 503,116 507,112 511,107 514,103 516,99 518,95 519,90">
            <text:p/>
          </draw:polygon>
          <draw:polygon draw:style-name="gr2" draw:layer="layout" svg:width="0.506cm" svg:height="0.159cm" svg:x="1.268cm" svg:y="1.828cm" svg:viewBox="0 0 507 160" draw:points="507,80 506,76 505,71 504,68 501,63 499,60 495,56 491,52 486,48 481,44 475,41 468,37 461,33 454,30 446,27 437,24 428,22 418,18 408,16 398,13 387,12 376,10 365,8 353,6 341,4 329,3 316,2 304,1 291,0 279,0 265,0 253,0 240,0 227,0 215,0 202,1 190,2 176,3 165,4 153,6 141,8 130,10 119,12 109,13 98,16 88,18 78,22 69,24 60,27 52,30 45,33 38,37 31,41 25,44 20,48 15,52 11,56 7,60 5,63 2,68 1,71 0,76 0,80 0,83 1,88 2,92 5,96 7,100 11,104 15,108 20,111 25,115 31,118 38,122 45,126 52,128 60,132 69,135 78,138 88,141 98,143 109,146 119,148 130,150 141,151 153,153 165,155 176,156 190,157 202,158 215,159 227,159 240,160 253,160 265,160 279,159 291,159 304,158 316,157 329,156 341,155 353,153 365,151 376,150 387,148 398,146 408,143 418,141 428,138 437,135 446,132 454,128 461,126 468,122 475,118 481,115 486,111 491,108 495,104 499,100 501,96 504,92 505,88 506,83">
            <text:p/>
          </draw:polygon>
          <draw:polygon draw:style-name="gr1" draw:layer="layout" svg:width="0.506cm" svg:height="0.279cm" svg:x="1.268cm" svg:y="1.629cm" svg:viewBox="0 0 507 280" draw:points="0,280 507,280 507,0 0,0">
            <text:p/>
          </draw:polygon>
          <draw:line draw:style-name="gr3" draw:layer="layout" svg:x1="1.268cm" svg:y1="1.907cm" svg:x2="1.268cm" svg:y2="1.708cm">
            <text:p/>
          </draw:line>
          <draw:line draw:style-name="gr4" draw:layer="layout" svg:x1="1.774cm" svg:y1="1.908cm" svg:x2="1.774cm" svg:y2="1.696cm">
            <text:p/>
          </draw:line>
          <draw:polygon draw:style-name="gr5" draw:layer="layout" svg:width="0.786cm" svg:height="0.278cm" svg:x="1.134cm" svg:y="1.51cm" svg:viewBox="0 0 787 279" draw:points="787,139 786,131 784,125 782,118 779,111 774,103 769,97 762,90 754,83 746,77 737,70 727,65 716,59 704,53 692,48 678,43 664,38 650,33 634,28 618,24 601,20 584,16 566,13 548,10 530,8 510,6 492,4 472,2 453,0 433,0 413,0 393,0 374,0 354,0 334,0 314,2 294,4 275,6 256,8 238,10 220,13 202,16 185,20 169,24 152,28 137,33 122,38 108,43 94,48 82,53 70,59 59,65 49,70 40,77 32,83 24,90 18,97 13,103 8,111 4,118 2,125 0,131 0,139 0,146 2,153 4,160 8,166 13,173 18,181 24,188 32,194 40,200 49,206 59,213 70,218 82,224 94,229 108,234 122,240 137,244 152,249 169,253 185,257 202,261 220,264 238,266 256,269 275,272 294,274 314,275 334,276 354,278 374,279 393,279 413,279 433,278 453,276 472,275 492,274 510,272 530,269 548,266 566,264 584,261 601,257 618,253 634,249 650,244 664,240 678,234 692,229 704,224 716,218 727,213 737,206 746,200 754,194 762,188 769,181 774,173 779,166 782,160 784,153 786,146">
            <text:p/>
          </draw:polygon>
          <draw:polygon draw:style-name="gr2" draw:layer="layout" svg:width="0.773cm" svg:height="0.265cm" svg:x="1.134cm" svg:y="1.51cm" svg:viewBox="0 0 774 266" draw:points="774,133 773,126 771,118 769,112 765,106 761,99 756,93 749,86 743,80 734,73 725,68 715,62 705,56 693,50 680,45 667,40 653,36 639,31 623,26 608,23 592,19 574,16 558,13 539,10 521,7 503,6 484,3 464,1 445,0 426,0 406,0 387,0 367,0 347,0 328,0 309,1 290,3 270,6 253,7 234,10 216,13 199,16 182,19 165,23 150,26 134,31 120,36 106,40 94,45 80,50 69,56 59,62 48,68 39,73 32,80 24,86 18,93 12,99 8,106 4,112 2,118 0,126 0,133 0,139 2,146 4,152 8,158 12,165 18,171 24,178 32,185 39,191 48,197 59,203 69,208 80,213 94,219 106,224 120,228 134,233 150,238 165,241 182,245 199,248 216,251 234,254 253,257 270,259 290,261 309,263 328,263 347,265 367,266 387,266 406,266 426,265 445,263 464,263 484,261 503,259 521,257 539,254 558,251 574,248 592,245 608,241 623,238 639,233 653,228 667,224 680,219 693,213 705,208 715,203 725,197 734,191 743,185 749,178 756,171 761,165 765,158 769,152 771,146 773,139">
            <text:p/>
          </draw:polygon>
          <draw:polygon draw:style-name="gr5" draw:layer="layout" svg:width="0.773cm" svg:height="0.279cm" svg:x="1.134cm" svg:y="1.364cm" svg:viewBox="0 0 774 280" draw:points="0,280 774,280 774,0 0,0">
            <text:p/>
          </draw:polygon>
          <draw:line draw:style-name="gr2" draw:layer="layout" svg:x1="1.134cm" svg:y1="1.643cm" svg:x2="1.134cm" svg:y2="1.497cm">
            <text:p/>
          </draw:line>
          <draw:line draw:style-name="gr6" draw:layer="layout" svg:x1="1.907cm" svg:y1="1.643cm" svg:x2="1.907cm" svg:y2="1.497cm">
            <text:p/>
          </draw:line>
          <draw:polygon draw:style-name="gr1" draw:layer="layout" svg:width="3.024cm" svg:height="0.753cm" svg:x="0.002cm" svg:y="0.848cm" svg:viewBox="0 0 3025 754" draw:points="1512,25 0,0 0,36 3,73 10,108 20,145 34,180 53,216 75,251 99,285 128,320 161,352 197,384 235,415 277,446 322,475 371,503 422,530 476,556 532,580 591,603 652,624 716,644 781,663 848,680 917,695 987,708 1058,720 1131,730 1205,738 1280,745 1355,750 1430,753 1506,754 1582,753 1657,750 1732,746 1807,740 1881,732 1953,722 2026,710 2096,698 2165,682 2232,666 2297,648 2361,628 2423,606 2482,584 2539,560 2594,535 2645,508 2694,480 2740,451 2782,421 2821,390 2857,358 2891,325 2920,291 2946,257 2969,222 2987,187 3002,150 3013,115 3021,78 3025,42 3025,5">
            <text:p/>
          </draw:polygon>
          <draw:polyline draw:style-name="gr2" draw:layer="layout" svg:width="3.023cm" svg:height="0.754cm" svg:x="0.002cm" svg:y="0.847cm" svg:viewBox="0 0 3024 755" draw:points="0,0 0,37 3,74 10,109 20,145 34,182 53,216 74,252 99,286 128,320 161,353 196,385 235,416 277,447 322,476 371,504 422,531 476,556 532,581 591,604 652,625 715,645 780,664 848,680 916,696 987,709 1058,721 1131,731 1205,739 1279,746 1354,751 1430,754 1506,755 1581,754 1657,751 1732,747 1806,740 1880,732 1953,723 2025,712 2095,698 2164,683 2231,666 2297,648 2361,629 2422,607 2482,584 2539,561 2593,535 2645,508 2693,481 2739,452 2781,422 2821,391 2857,359 2890,325 2920,292 2946,258 2967,222 2986,188 3001,152 3012,115 3020,79 3024,43 3024,6">
            <text:p/>
          </draw:polyline>
          <draw:polygon draw:style-name="gr7" draw:layer="layout" svg:width="3.038cm" svg:height="0.57cm" svg:x="0.001cm" svg:y="0.542cm" svg:viewBox="0 0 3039 571" draw:points="3039,285 3037,271 3031,256 3021,242 3007,227 2990,214 2969,199 2944,186 2916,172 2883,159 2847,146 2809,134 2766,122 2721,110 2672,99 2621,89 2566,78 2509,69 2450,59 2387,51 2323,43 2257,35 2188,29 2118,22 2047,17 1974,13 1900,9 1825,6 1749,3 1673,1 1597,0 1519,0 1442,0 1366,1 1289,3 1213,6 1138,9 1064,13 992,17 920,22 850,29 782,35 716,43 651,51 589,59 530,69 472,78 418,89 366,99 318,110 273,122 229,134 191,146 155,159 123,172 94,186 69,199 49,214 31,227 17,242 8,256 1,271 0,285 1,299 8,314 17,329 31,342 49,357 69,370 94,384 123,398 155,411 191,424 229,436 273,448 318,460 366,471 418,482 472,492 530,502 589,510 651,520 716,527 782,535 850,542 920,547 992,552 1064,557 1138,562 1213,564 1289,567 1366,569 1442,570 1519,571 1597,570 1673,569 1749,567 1825,564 1900,562 1974,557 2047,552 2118,547 2188,542 2257,535 2323,527 2387,520 2450,510 2509,502 2566,492 2621,482 2672,471 2721,460 2766,448 2809,436 2847,424 2883,411 2916,398 2944,384 2969,370 2990,357 3007,342 3021,329 3031,314 3037,299">
            <text:p/>
          </draw:polygon>
          <draw:polygon draw:style-name="gr2" draw:layer="layout" svg:width="3.027cm" svg:height="0.557cm" svg:x="0cm" svg:y="0.543cm" svg:viewBox="0 0 3028 558" draw:points="3028,279 3026,265 3020,250 3010,237 2996,222 2979,209 2958,196 2933,182 2904,169 2872,156 2836,143 2798,131 2754,119 2709,108 2660,97 2609,86 2554,76 2498,67 2438,58 2376,50 2311,42 2245,34 2177,28 2107,22 2035,17 1963,12 1889,9 1814,6 1738,2 1662,1 1585,0 1508,0 1430,0 1354,1 1278,2 1202,6 1127,9 1053,12 980,17 909,22 838,28 770,34 704,42 639,50 578,58 518,67 460,76 406,86 355,97 306,108 260,119 218,131 179,143 143,156 111,169 82,182 57,196 36,209 19,222 6,237 0,245 0,312 6,321 19,335 36,349 57,362 82,375 111,389 143,402 179,414 218,427 260,439 306,449 355,460 406,471 460,481 518,490 578,499 639,507 704,515 770,522 838,529 909,535 980,540 1053,545 1127,549 1202,552 1278,555 1354,557 1430,557 1508,558 1585,557 1662,557 1738,555 1814,552 1889,549 1963,545 2035,540 2107,535 2177,529 2245,522 2311,515 2376,507 2438,499 2498,490 2554,481 2609,471 2660,460 2709,449 2754,439 2798,427 2836,414 2872,402 2904,389 2933,375 2958,362 2979,349 2996,335 3010,321 3020,307 3026,292">
            <text:p/>
          </draw:polygon>
          <draw:line draw:style-name="gr8" draw:layer="layout" svg:x1="1.492cm" svg:y1="0.158cm" svg:x2="0cm" svg:y2="0.891cm">
            <text:p/>
          </draw:line>
          <draw:polygon draw:style-name="gr9" draw:layer="layout" svg:width="0.106cm" svg:height="1.099cm" svg:x="1.454cm" svg:y="0cm" svg:viewBox="0 0 107 1100" draw:points="53,0 0,1100 107,1100">
            <text:p/>
          </draw:polygon>
          <draw:polygon draw:style-name="gr10" draw:layer="layout" svg:width="0.106cm" svg:height="1.099cm" svg:x="1.454cm" svg:y="0cm" svg:viewBox="0 0 107 1100" draw:points="53,0 0,1100 107,1100">
            <text:p/>
          </draw:polygon>
          <draw:polygon draw:style-name="gr9" draw:layer="layout" svg:width="0.213cm" svg:height="0.105cm" svg:x="1.414cm" svg:y="0.251cm" svg:viewBox="0 0 214 106" draw:points="214,53 214,50 213,47 212,45 211,42 209,39 208,36 206,34 205,31 202,29 199,26 197,24 194,22 191,20 187,18 184,16 180,14 176,12 172,10 167,8 163,8 158,6 154,5 148,3 144,3 138,1 133,1 128,0 123,0 118,0 112,0 106,0 101,0 95,0 90,0 85,0 79,1 74,1 69,3 64,3 59,5 54,6 50,8 45,8 41,10 37,12 33,14 29,16 25,18 22,20 19,22 16,24 13,26 10,29 8,31 6,34 4,36 3,39 2,42 0,45 0,47 0,50 0,53 0,55 0,58 0,61 2,63 3,65 4,68 6,71 8,73 10,76 13,78 16,81 19,83 22,85 25,87 29,89 33,91 37,93 41,94 45,96 50,98 54,99 59,101 64,101 69,103 74,103 79,103 85,104 90,105 95,106 101,106 106,106 112,106 118,106 123,105 128,104 133,103 138,103 144,103 148,101 154,101 158,99 163,98 167,96 172,94 176,93 180,91 184,89 187,87 191,85 194,83 197,81 199,78 202,76 205,73 206,71 208,68 209,65 211,63 212,61 213,58 214,55">
            <text:p/>
          </draw:polygon>
          <draw:polygon draw:style-name="gr2" draw:layer="layout" svg:width="0.214cm" svg:height="0.106cm" svg:x="1.401cm" svg:y="0.238cm" svg:viewBox="0 0 215 107" draw:points="215,53 215,51 214,47 213,45 212,42 210,39 209,37 208,34 206,32 203,29 200,27 198,25 195,22 192,21 188,18 185,16 181,14 177,13 173,11 168,9 163,8 159,6 154,6 149,4 144,3 139,2 134,1 129,1 123,0 118,0 113,0 107,0 102,0 97,0 91,0 85,1 80,1 75,2 69,3 64,4 60,6 55,6 50,8 46,9 41,11 37,13 33,14 29,16 26,18 22,21 19,22 16,25 13,27 11,29 8,32 6,34 4,37 3,39 2,42 1,45 0,47 0,51 0,53 0,56 0,59 1,61 2,64 3,66 4,69 6,72 8,74 11,77 13,79 16,82 19,84 22,86 26,88 29,90 33,92 37,94 41,95 46,97 50,98 55,100 60,101 64,102 69,103 75,104 80,105 85,105 91,106 97,106 102,107 107,107 113,107 118,106 123,106 129,105 134,105 139,104 144,103 149,102 154,101 159,100 163,98 168,97 173,95 177,94 181,92 185,90 188,88 192,86 195,84 198,82 200,79 203,77 206,74 208,72 209,69 210,66 212,64 213,61 214,59 215,56">
            <text:p/>
          </draw:polygon>
          <draw:polygon draw:style-name="gr9" draw:layer="layout" svg:width="0.533cm" svg:height="0.491cm" svg:x="0.508cm" svg:y="0.583cm" svg:viewBox="0 0 534 492" draw:points="306,477 0,39 120,26 200,12 280,12 373,0 534,492 413,492">
            <text:p/>
          </draw:polygon>
          <draw:line draw:style-name="gr8" draw:layer="layout" svg:x1="1.538cm" svg:y1="0.158cm" svg:x2="3.04cm" svg:y2="0.885cm">
            <text:p/>
          </draw: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Satellite dish</dc:title>
    <meta:creation-date>2011-02-07T16:37:18</meta:creation-date>
    <meta:editing-duration>P0D</meta:editing-duration>
    <meta:editing-cycles>1</meta:editing-cycles>
    <meta:document-statistic meta:object-count="22"/>
    <meta:generator>OpenOffice.org/3.3$Linux OpenOffice.org_project/330m20$Build-9567</meta:generator>
  </office:meta>
</office:document-meta>
</file>